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MainBody">
      <style:paragraph-properties fo:padding="0.074cm" fo:border-left="none" fo:border-right="none" fo:border-top="none" fo:border-bottom="0.002cm solid #000000" style:join-border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daptation</text:h>
      <text:h text:style-name="Heading_20_2" text:outline-level="2">The Respite Care Scenario</text:h>
      <text:p text:style-name="P1">John, a mature student with Multiple Sclerosis (MS), is spending a week at a specialist respite care centre. It’s a busy week for him, and for the other residents. They have medical examinations with specialists in MS where their progress is reviewed, and their capabilities re-assessed. They have intensive, daily, physiotherapy sessions to help evaluate and improve their mobility using specially adapted video games. They have planned social events and outings, shopping, eating, and sightseeing. <text:s/>Today they are in a pub, chatting, exchanging phone numbers, and in the process, comparing each others phones.<text:line-break/></text:p>
      <text:h text:style-name="Heading_20_2" text:outline-level="2">The Model-View-Controller Approach to User Interfaces</text:h>
      <text:h text:style-name="Heading_20_2" text:outline-level="2">Bridging the Design Space</text:h>
      <text:h text:style-name="Heading_20_3" text:outline-level="3">Matching Modalities to People</text:h>
      <text:h text:style-name="Heading_20_3" text:outline-level="3">Element Properties</text:h>
      <text:h text:style-name="Heading_20_3" text:outline-level="3">View Nodes</text:h>
      <text:h text:style-name="Heading_20_3" text:outline-level="3">Device Capability and Requirement</text:h>
      <text:h text:style-name="Heading_20_3" text:outline-level="3">User Capability and Requirement</text:h>
      <text:h text:style-name="Heading_20_3" text:outline-level="3">Content Choices</text:h>
      <text:h text:style-name="Heading_20_2" text:outline-level="2">Content Driven Modality Selection</text:h>
      <text:h text:style-name="Heading_20_3" text:outline-level="3">Reflection</text:h>
      <text:h text:style-name="Heading_20_3" text:outline-level="3">The Source of Content</text:h>
      <text:h text:style-name="Heading_20_3" text:outline-level="3">Workflow Overview</text:h>
      <text:h text:style-name="Heading_20_3" text:outline-level="3">Workflow as Data Flow</text:h>
      <text:h text:style-name="Heading_20_3" text:outline-level="3"><text:soft-page-break/>Design Language</text:h>
      <text:h text:style-name="Heading_20_3" text:outline-level="3">Modality Sets</text:h>
      <text:h text:style-name="Heading_20_3" text:outline-level="3">Design Language Sets</text:h>
      <text:h text:style-name="Heading_20_3" text:outline-level="3">Appropriateness</text:h>
      <text:h text:style-name="Heading_20_2" text:outline-level="2">Design Language</text:h>
      <text:h text:style-name="Heading_20_3" text:outline-level="3">Patterns</text:h>
      <text:h text:style-name="Heading_20_3" text:outline-level="3">Design language Sets</text:h>
      <text:h text:style-name="Heading_20_3" text:outline-level="3">Impact on the CISNA Model</text:h>
      <text:h text:style-name="Heading_20_3" text:outline-level="3">Design language Selection</text:h>
      <text:h text:style-name="Heading_20_3" text:outline-level="3">Revisiting Capability</text:h>
      <text:h text:style-name="Heading_20_3" text:outline-level="3">Discussion</text:h>
      <text:h text:style-name="Heading_20_2" text:outline-level="2">Case Study: Implementing Tetris</text:h>
      <text:h text:style-name="Heading_20_2" text:outline-level="2">Conclusion</text:h>
      <text:h text:style-name="Heading_20_2" text:outline-level="2">References</text:h>
      <text:p text:style-name="Mai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b" style:family="paragraph" style:parent-style-name="Title" style:class="text">
      <style:text-properties fo:font-size="14pt" fo:font-weight="normal"/>
    </style:style>
    <style:style style:name="MainBody" style:family="paragraph" style:parent-style-name="Bob" style:master-page-name="">
      <style:paragraph-properties fo:line-height="150%" fo:text-align="start" style:justify-single-word="false" style:page-number="auto"/>
      <style:text-properties fo:font-size="12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keep-with-next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 fo:keep-with-next="auto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9T12:36:23.34</meta:creation-date>
    <meta:editing-duration>PT01H28M59S</meta:editing-duration>
    <meta:editing-cycles>23</meta:editing-cycles>
    <meta:generator>OpenOffice.org/3.1$Win32 OpenOffice.org_project/310m19$Build-9420</meta:generator>
    <meta:initial-creator>Robert Dodd</meta:initial-creator>
    <dc:date>2010-02-16T15:00:10.54</dc:date>
    <dc:creator>Robert Dodd</dc:creator>
    <meta:document-statistic meta:table-count="0" meta:image-count="0" meta:object-count="0" meta:page-count="2" meta:paragraph-count="30" meta:word-count="201" meta:character-count="1326"/>
  </office:meta>
</office:document-meta>
</file>